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CMU Serif"/>
    </style:style>
    <style:style style:name="P3" style:family="paragraph" style:parent-style-name="Standard">
      <style:text-properties style:font-name="CMU Serif" fo:font-weight="bold" style:font-weight-asian="bold" style:font-weight-complex="bold"/>
    </style:style>
    <style:style style:name="P4" style:family="paragraph" style:parent-style-name="Standard">
      <style:text-properties style:font-name="CMU Serif" fo:font-weight="normal" style:font-weight-asian="normal" style:font-weight-complex="normal"/>
    </style:style>
    <style:style style:name="P5" style:family="paragraph" style:parent-style-name="Standard" style:list-style-name="L1">
      <style:text-properties style:font-name="CMU Serif"/>
    </style:style>
    <style:style style:name="P6" style:family="paragraph" style:parent-style-name="Standard" style:list-style-name="L2">
      <style:text-properties style:font-name="CMU Serif" officeooo:paragraph-rsid="001e78ca"/>
    </style:style>
    <style:style style:name="P7" style:family="paragraph" style:parent-style-name="Standard" style:list-style-name="L2">
      <style:text-properties style:font-name="CMU Serif" officeooo:paragraph-rsid="002350d6"/>
    </style:style>
    <style:style style:name="P8" style:family="paragraph" style:parent-style-name="Standard" style:list-style-name="L2">
      <style:text-properties style:font-name="CMU Serif" officeooo:paragraph-rsid="00280c02"/>
    </style:style>
    <style:style style:name="P9" style:family="paragraph" style:parent-style-name="Standard" style:list-style-name="L2">
      <style:text-properties style:font-name="CMU Serif" officeooo:paragraph-rsid="002acfa2"/>
    </style:style>
    <style:style style:name="P10" style:family="paragraph" style:parent-style-name="Standard" style:list-style-name="L2">
      <style:text-properties style:font-name="CMU Serif" fo:font-weight="normal" officeooo:rsid="001e78ca" officeooo:paragraph-rsid="001e78ca" style:font-weight-asian="normal" style:font-weight-complex="normal"/>
    </style:style>
    <style:style style:name="T1" style:family="text">
      <style:text-properties officeooo:rsid="00176a38"/>
    </style:style>
    <style:style style:name="T2" style:family="text">
      <style:text-properties fo:font-weight="normal" style:font-weight-asian="normal" style:font-weight-complex="normal"/>
    </style:style>
    <style:style style:name="T3" style:family="text">
      <style:text-properties fo:font-weight="normal" officeooo:rsid="0017f3e8" style:font-weight-asian="normal" style:font-weight-complex="normal"/>
    </style:style>
    <style:style style:name="T4" style:family="text">
      <style:text-properties fo:font-weight="normal" officeooo:rsid="001a900c" style:font-weight-asian="normal" style:font-weight-complex="normal"/>
    </style:style>
    <style:style style:name="T5" style:family="text">
      <style:text-properties fo:font-weight="normal" officeooo:rsid="001c66aa" style:font-weight-asian="normal" style:font-weight-complex="normal"/>
    </style:style>
    <style:style style:name="T6" style:family="text">
      <style:text-properties fo:font-weight="normal" officeooo:rsid="001cd5e6" style:font-weight-asian="normal" style:font-weight-complex="normal"/>
    </style:style>
    <style:style style:name="T7" style:family="text">
      <style:text-properties fo:font-weight="normal" officeooo:rsid="001d5c29" style:font-weight-asian="normal" style:font-weight-complex="normal"/>
    </style:style>
    <style:style style:name="T8" style:family="text">
      <style:text-properties fo:font-weight="normal" officeooo:rsid="001e78ca" style:font-weight-asian="normal" style:font-weight-complex="normal"/>
    </style:style>
    <style:style style:name="T9" style:family="text">
      <style:text-properties fo:font-weight="normal" officeooo:rsid="00203596" style:font-weight-asian="normal" style:font-weight-complex="normal"/>
    </style:style>
    <style:style style:name="T10" style:family="text">
      <style:text-properties fo:font-weight="normal" officeooo:rsid="002091f5" style:font-weight-asian="normal" style:font-weight-complex="normal"/>
    </style:style>
    <style:style style:name="T11" style:family="text">
      <style:text-properties fo:font-weight="normal" officeooo:rsid="0020a44f" style:font-weight-asian="normal" style:font-weight-complex="normal"/>
    </style:style>
    <style:style style:name="T12" style:family="text">
      <style:text-properties fo:font-weight="normal" officeooo:rsid="00225365" style:font-weight-asian="normal" style:font-weight-complex="normal"/>
    </style:style>
    <style:style style:name="T13" style:family="text">
      <style:text-properties fo:font-weight="normal" officeooo:rsid="00249f69" style:font-weight-asian="normal" style:font-weight-complex="normal"/>
    </style:style>
    <style:style style:name="T14" style:family="text">
      <style:text-properties fo:font-weight="normal" officeooo:rsid="0025e5e1" style:font-weight-asian="normal" style:font-weight-complex="normal"/>
    </style:style>
    <style:style style:name="T15" style:family="text">
      <style:text-properties fo:font-weight="normal" officeooo:rsid="00280c02" style:font-weight-asian="normal" style:font-weight-complex="normal"/>
    </style:style>
    <style:style style:name="T16" style:family="text">
      <style:text-properties fo:font-weight="normal" officeooo:rsid="002823dd" style:font-weight-asian="normal" style:font-weight-complex="normal"/>
    </style:style>
    <style:style style:name="T17" style:family="text">
      <style:text-properties fo:font-weight="normal" officeooo:rsid="00286155" style:font-weight-asian="normal" style:font-weight-complex="normal"/>
    </style:style>
    <style:style style:name="T18" style:family="text">
      <style:text-properties fo:font-weight="normal" officeooo:rsid="0029751a" style:font-weight-asian="normal" style:font-weight-complex="normal"/>
    </style:style>
    <style:style style:name="T19" style:family="text">
      <style:text-properties fo:font-weight="normal" officeooo:rsid="002acfa2" style:font-weight-asian="normal" style:font-weight-complex="normal"/>
    </style:style>
    <style:style style:name="T20" style:family="text">
      <style:text-properties fo:font-weight="normal" officeooo:rsid="002b307e" style:font-weight-asian="normal" style:font-weight-complex="normal"/>
    </style:style>
    <style:style style:name="T21" style:family="text">
      <style:text-properties fo:font-weight="normal" officeooo:rsid="002ce533" style:font-weight-asian="normal" style:font-weight-complex="normal"/>
    </style:style>
    <style:style style:name="T22" style:family="text">
      <style:text-properties fo:font-weight="normal" officeooo:rsid="002d74b6" style:font-weight-asian="normal" style:font-weight-complex="normal"/>
    </style:style>
    <style:style style:name="T23" style:family="text">
      <style:text-properties fo:font-weight="normal" officeooo:rsid="002de575" style:font-weight-asian="normal" style:font-weight-complex="normal"/>
    </style:style>
    <style:style style:name="T24" style:family="text">
      <style:text-properties fo:font-weight="normal" officeooo:rsid="002e3175" style:font-weight-asian="normal" style:font-weight-complex="normal"/>
    </style:style>
    <style:style style:name="T25" style:family="text">
      <style:text-properties fo:font-weight="normal" officeooo:rsid="002fdaa7" style:font-weight-asian="normal" style:font-weight-complex="normal"/>
    </style:style>
    <style:style style:name="T26" style:family="text">
      <style:text-properties fo:font-weight="normal" officeooo:rsid="003123c7" style:font-weight-asian="normal" style:font-weight-complex="normal"/>
    </style:style>
    <style:style style:name="T27" style:family="text">
      <style:text-properties fo:font-weight="normal" officeooo:rsid="00370255" style:font-weight-asian="normal" style:font-weight-complex="normal"/>
    </style:style>
    <style:style style:name="T28" style:family="text">
      <style:text-properties fo:font-weight="normal" officeooo:rsid="0037a54c" style:font-weight-asian="normal" style:font-weight-complex="normal"/>
    </style:style>
    <style:style style:name="T29" style:family="text">
      <style:text-properties fo:font-weight="normal" officeooo:rsid="003947d2" style:font-weight-asian="normal" style:font-weight-complex="normal"/>
    </style:style>
    <style:style style:name="T30" style:family="text">
      <style:text-properties fo:font-weight="normal" officeooo:rsid="003aa99b" style:font-weight-asian="normal" style:font-weight-complex="normal"/>
    </style:style>
    <style:style style:name="T31" style:family="text">
      <style:text-properties fo:font-weight="normal" officeooo:rsid="003bf687" style:font-weight-asian="normal" style:font-weight-complex="normal"/>
    </style:style>
    <style:style style:name="T32" style:family="text">
      <style:text-properties fo:font-weight="normal" officeooo:rsid="003c7b74" style:font-weight-asian="normal" style:font-weight-complex="normal"/>
    </style:style>
    <style:style style:name="T33" style:family="text">
      <style:text-properties fo:font-weight="normal" officeooo:rsid="003dfeeb" style:font-weight-asian="normal" style:font-weight-complex="normal"/>
    </style:style>
    <style:style style:name="T34" style:family="text">
      <style:text-properties fo:font-weight="normal" officeooo:rsid="00418320"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1e78ca" style:font-weight-asian="bold" style:font-weight-complex="bold"/>
    </style:style>
    <style:style style:name="T37" style:family="text">
      <style:text-properties fo:font-weight="bold" officeooo:rsid="0025e5e1" style:font-weight-asian="bold" style:font-weight-complex="bold"/>
    </style:style>
    <style:style style:name="T38" style:family="text">
      <style:text-properties fo:font-weight="bold" officeooo:rsid="0029751a" style:font-weight-asian="bold" style:font-weight-complex="bold"/>
    </style:style>
    <style:style style:name="T39" style:family="text">
      <style:text-properties fo:font-weight="bold" officeooo:rsid="003123c7" style:font-weight-asian="bold" style:font-weight-complex="bold"/>
    </style:style>
    <style:style style:name="T40" style:family="text">
      <style:text-properties fo:font-weight="bold" officeooo:rsid="0033b5c5" style:font-weight-asian="bold" style:font-weight-complex="bold"/>
    </style:style>
    <style:style style:name="T41" style:family="text">
      <style:text-properties officeooo:rsid="0017f3e8"/>
    </style:style>
    <style:style style:name="T42" style:family="text">
      <style:text-properties officeooo:rsid="00249f69"/>
    </style:style>
    <style:style style:name="T43" style:family="text">
      <style:text-properties style:font-name="CMU Serif"/>
    </style:style>
    <style:style style:name="T44" style:family="text">
      <style:text-properties style:font-name="CMU Serif" fo:font-weight="bold" style:font-weight-asian="bold" style:font-weight-complex="bold"/>
    </style:style>
    <style:style style:name="T45" style:family="text">
      <style:text-properties officeooo:rsid="0033b5c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5">Project: </text:span><text:span text:style-name="T2">Walking Tour Creator</text:span><text:span text:style-name="T40"> – </text:span>Group Project 07 </text:p>
      <text:p text:style-name="P2"><text:span text:style-name="T35">Meeting: </text:span>Weekly Project Meeting </text:p>
      <text:p text:style-name="P2"><text:span text:style-name="T35">Persons present:</text:span> <text:span text:style-name="T41">Harry, Ryan, Dave, Jack, Zack and Martin.</text:span></text:p>
      <text:p text:style-name="P2"><text:span text:style-name="T35">Place and date of meeting: </text:span><text:span text:style-name="T2">C</text:span><text:span text:style-name="T27">55</text:span><text:span text:style-name="T2"> 1</text:span><text:span text:style-name="T28">0</text:span>:00, 1<text:span text:style-name="T45">9</text:span>th November 2013. </text:p>
      <text:p text:style-name="P2"><text:span text:style-name="T35">Circulation list:</text:span> All project members and Neil Taylor (nst@aber.ac.uk)</text:p>
      <text:p text:style-name="P2"><text:span text:style-name="T35">Author: </text:span>Ryan Gouldsmith (ryg1@aber.ac.uk) </text:p>
      <text:p text:style-name="P2"><text:span text:style-name="T35">Date of minutes: <text:s/></text:span><text:span text:style-name="T2">1</text:span><text:span text:style-name="T3">9</text:span><text:span text:style-name="T2">th </text:span>November</text:p>
      <text:p text:style-name="P2"><text:span text:style-name="T35">Version: </text:span><text:span text:style-name="T2">1.0 – original document</text:span></text:p>
      <text:p text:style-name="P2"/>
      <text:p text:style-name="P2"><text:span text:style-name="T35">Matters Arising:</text:span> </text:p>
      <text:list xml:id="list537434264839631564" text:style-name="L1">
        <text:list-header>
          <text:p text:style-name="P5">1. <text:s/><text:span text:style-name="T42">Gantt Chart and task descriptions and design specification.</text:span></text:p>
        </text:list-header>
      </text:list>
      <text:p text:style-name="P2"/>
      <text:p text:style-name="P3">New Business:</text:p>
      <text:list xml:id="list7089280031516696411" text:style-name="L2">
        <text:list-item>
          <text:p text:style-name="P6"><text:span text:style-name="T4">Mark needs to email </text:span><text:span text:style-name="T7">c</text:span><text:span text:style-name="T4">s-support because they will help with the issue</text:span><text:span text:style-name="T29">s</text:span><text:span text:style-name="T4"> </text:span><text:span text:style-name="T5">of SQL </text:span><text:span text:style-name="T6">for the database. </text:span><text:span text:style-name="T8">Dave will follow up this issue by the end of the day<text:line-break/></text:span><text:span text:style-name="T36">ACTION: </text:span><text:span text:style-name="T8">mda</text:span></text:p>
          <text:p text:style-name="P10"/>
        </text:list-item>
        <text:list-item>
          <text:p text:style-name="P7"><text:span text:style-name="T9">Harry made some changes </text:span><text:span text:style-name="T30">to</text:span><text:span text:style-name="T9"> the class diagram, which he has uploaded to </text:span><text:span text:style-name="T31">G</text:span><text:span text:style-name="T9">it. Martin had issues with the Android development kit, he wasn't able to compile – </text:span><text:span text:style-name="T10">he installed some hardware improver along with Android SDK. Harry thinks </text:span><text:span text:style-name="T12">we should use </text:span><text:span text:style-name="T10">4.</text:span><text:span text:style-name="T11">2</text:span><text:span text:style-name="T10">, he thinks all are backwards compatible. <text:line-break/></text:span></text:p>
        </text:list-item>
        <text:list-item>
          <text:p text:style-name="P8"><text:span text:style-name="T13">Dave might need to revise the Gantt chart so that the projects match the on going work. Jack needs to upload his work to Git more regularly, so we know who is contributing and who isn't contributing. <text:line-break/></text:span><text:span text:style-name="T37">ACTION:</text:span><text:span text:style-name="T14"> mda, j</text:span><text:span text:style-name="T15">ar39</text:span><text:span text:style-name="T14"><text:line-break/></text:span></text:p>
        </text:list-item>
        <text:list-item>
          <text:p text:style-name="P9"><text:span text:style-name="T15">Dave looked at the time, days and </text:span><text:span text:style-name="T32">made a </text:span><text:span text:style-name="T15">summary of hours for the week at the bottom of the </text:span><text:span text:style-name="T33">time log page</text:span><text:span text:style-name="T15">. </text:span><text:span text:style-name="T16">Martin thinks that for the prototyping part of the assignment for the Android it should be at least working. </text:span><text:span text:style-name="T17">Neil thinks there needs to be more of a direction on what we do in terms of hours spent – </text:span><text:span text:style-name="T18">break down and see what really needs to happen </text:span><text:span text:style-name="T19">for a weeks time.</text:span><text:span text:style-name="T18"> <text:line-break/><text:line-break/>Harry needs to demonstrate the prototype by next week, along with some website design. <text:line-break/><text:line-break/></text:span><text:span text:style-name="T20">Jack thinks we should have a web and log in screen to show all the walks that are currently in the database. </text:span><text:span text:style-name="T21">Might have to have some mock data if we couldn't fix the issue with the database.</text:span><text:span text:style-name="T34"> There needs to be a mock of the website due for next weeks meeting.</text:span><text:span text:style-name="T18"><text:line-break/></text:span><text:span text:style-name="T38">ACTION:</text:span><text:span text:style-name="T18"> hflb1, jar39<text:line-break/></text:span></text:p>
        </text:list-item>
        <text:list-item>
          <text:p text:style-name="P9"><text:soft-page-break/><text:span text:style-name="T22">Dave wanted to speak to Maceij about the design specification. </text:span><text:span text:style-name="T23">Dave wants the class diagrams to be complete by the end of the week. Harry thinks the class diagram could be re-factored – he wants people to give opinion on his thoughts, and the camera is still an issue.<text:line-break/><text:line-break/></text:span><text:span text:style-name="T24">There needs to be more web activity in regards to the design specification for the website, not just the prototype. </text:span><text:span text:style-name="T25">There will need to be a way of showing the website and structure the page – not just the code.</text:span><text:span text:style-name="T23"> <text:line-break/><text:line-break/></text:span><text:span text:style-name="T26">There needs to a draft by next week and on Friday's meeting we can meet and talk and work on the plan.<text:line-break/></text:span><text:span text:style-name="T39">ACTION: </text:span><text:span text:style-name="T26">Everyone.</text:span><text:span text:style-name="T2"><text:line-break/></text:span></text:p>
        </text:list-item>
      </text:list>
      <text:p text:style-name="P2"><text:span text:style-name="T35">Any Other Business:</text:span><text:line-break/> <text:s/></text:p>
      <text:p text:style-name="P1"><text:span text:style-name="T44">Authors Email Address:</text:span><text:span text:style-name="T43"> </text:span><text:a xlink:type="simple" xlink:href="mailto:ryg1@aber.ac.uk"><text:span text:style-name="T43">ryg1@aber.ac.uk</text:span></text:a></text:p>
      <text:p text:style-name="P4"/>
      <text:p text:style-name="P4"><text:span text:style-name="T35">Dates: </text:span>Version 1.0: 1<text:span text:style-name="T41">9</text:span>th Nove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76a3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2013_11_1<text:span text:style-name="MT1">9</text:span>.od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3T11:13:41</meta:creation-date>
    <dc:date>2013-11-19T21:57:41.280923596</dc:date>
    <meta:editing-duration>PT11H8M55S</meta:editing-duration>
    <meta:editing-cycles>330</meta:editing-cycles>
    <meta:generator>LibreOffice/4.1.3.2$Linux_X86_64 LibreOffice_project/70feb7d99726f064edab4605a8ab840c50ec57a</meta:generator>
    <meta:document-statistic meta:table-count="0" meta:image-count="0" meta:object-count="0" meta:page-count="2" meta:paragraph-count="20" meta:word-count="456" meta:character-count="2597" meta:non-whitespace-character-count="2136"/>
  </office:meta>
</office:document-meta>
</file>